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P8" style:family="paragraph" style:parent-style-name="Text_20_body" style:list-style-name="L4">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troduction à la Sommellerie</text:span></text:p>
      <text:p text:style-name="Text_20_body">La sommellerie est l'art et la science du vin, englobant la connaissance des vins, des accords mets-vins et du service en restauration. Le sommelier joue un rôle essentiel dans la découverte et la valorisation des vins.</text:p>
      <text:p text:style-name="Horizontal_20_Line"/>
      <text:p text:style-name="Text_20_body"><text:span text:style-name="Strong_20_Emphasis">Le Rôle du Sommelier</text:span></text:p>
      <text:p text:style-name="Text_20_body">Un sommelier est un expert en vin travaillant dans des restaurants, hôtels ou caves. Ses principales missions incluent :</text:p>
      <text:list xml:id="list5417731810044147529" text:style-name="L1">
        <text:list-item>
          <text:p text:style-name="P5">La sélection des vins pour la carte du restaurant. </text:p>
        </text:list-item>
        <text:list-item>
          <text:p text:style-name="P5">Le conseil aux clients sur les accords mets et vins. </text:p>
        </text:list-item>
        <text:list-item>
          <text:p text:style-name="P5">La gestion des stocks et des achats de vins. </text:p>
        </text:list-item>
        <text:list-item>
          <text:p text:style-name="P1">La formation du personnel sur les vins et leur service. </text:p>
        </text:list-item>
      </text:list>
      <text:p text:style-name="Horizontal_20_Line"/>
      <text:p text:style-name="Text_20_body"><text:span text:style-name="Strong_20_Emphasis">Les Accords Mets et Vins</text:span></text:p>
      <text:p text:style-name="Text_20_body">Les accords mets et vins sont fondamentaux en sommellerie. Quelques principes de base :</text:p>
      <text:list xml:id="list6188418565887990558" text:style-name="L2">
        <text:list-item>
          <text:p text:style-name="P6"><text:span text:style-name="Strong_20_Emphasis">Viandes rouges</text:span> : vins rouges tanniques (Bordeaux, Syrah). </text:p>
        </text:list-item>
        <text:list-item>
          <text:p text:style-name="P6"><text:span text:style-name="Strong_20_Emphasis">Poissons et fruits de mer</text:span> : vins blancs secs (Chablis, Sauvignon Blanc). </text:p>
        </text:list-item>
        <text:list-item>
          <text:p text:style-name="P6"><text:span text:style-name="Strong_20_Emphasis">Fromages</text:span> : les fromages à pâte dure s'accordent avec des rouges puissants, tandis que les fromages à pâte molle s'apprécient avec des blancs fruités. </text:p>
        </text:list-item>
        <text:list-item>
          <text:p text:style-name="P2"><text:span text:style-name="Strong_20_Emphasis">Desserts</text:span> : vins moelleux ou liquoreux (Sauternes, Muscat). </text:p>
        </text:list-item>
      </text:list>
      <text:p text:style-name="Horizontal_20_Line"/>
      <text:p text:style-name="Text_20_body"><text:span text:style-name="Strong_20_Emphasis">Les Types de Vins et leurs Caractéristiques</text:span></text:p>
      <text:list xml:id="list9049344984167624013" text:style-name="L3">
        <text:list-item>
          <text:p text:style-name="P7"><text:span text:style-name="Strong_20_Emphasis">Les vins rouges</text:span> : riches en tanins et arômes de fruits rouges, épices, cuir. </text:p>
        </text:list-item>
        <text:list-item>
          <text:p text:style-name="P7"><text:span text:style-name="Strong_20_Emphasis">Les vins blancs</text:span> : secs ou moelleux, notes florales, fruitées ou minérales. </text:p>
        </text:list-item>
        <text:list-item>
          <text:p text:style-name="P7"><text:span text:style-name="Strong_20_Emphasis">Les vins rosés</text:span> : frais, fruités, parfaits pour l'été. </text:p>
        </text:list-item>
        <text:list-item>
          <text:p text:style-name="P3"><text:span text:style-name="Strong_20_Emphasis">Les vins effervescents</text:span> : Champagnes, Crémants, avec des bulles fines et une acidité rafraîchissante. </text:p>
        </text:list-item>
      </text:list>
      <text:p text:style-name="Horizontal_20_Line"/>
      <text:p text:style-name="Text_20_body"><text:span text:style-name="Strong_20_Emphasis">Les Techniques de Dégustation</text:span></text:p>
      <text:list xml:id="list4645973389552006010" text:style-name="L4">
        <text:list-item>
          <text:p text:style-name="P8"><text:span text:style-name="Strong_20_Emphasis">Observation</text:span> : examiner la couleur et la limpidité du vin. </text:p>
        </text:list-item>
        <text:list-item>
          <text:p text:style-name="P8"><text:span text:style-name="Strong_20_Emphasis">Olfaction</text:span> : identifier les arômes primaires (fruits, fleurs), secondaires (fermentation) et tertiaires (vieillissement). </text:p>
        </text:list-item>
        <text:list-item>
          <text:p text:style-name="P4"><text:span text:style-name="Strong_20_Emphasis">Dégustation</text:span> : analyser l'attaque, l'équilibre entre acidité, tanins et sucre, et la persistance en bouche. </text:p>
        </text:list-item>
      </text:list>
      <text:p text:style-name="Horizontal_20_Line"/>
      <text:p text:style-name="Text_20_body"><text:span text:style-name="Strong_20_Emphasis">Conclusion</text:span></text:p>
      <text:p text:style-name="Text_20_body">La sommellerie est un domaine passionnant qui permet de découvrir la richesse des vins et de sublimer les repas. Un bon sommelier sait marier les saveurs pour offrir une expérience gastronomique uni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S</meta:editing-duration>
    <meta:editing-cycles>3</meta:editing-cycles>
    <meta:generator>OpenOffice/4.1.15$Win32 OpenOffice.org_project/4115m2$Build-9813</meta:generator>
    <dc:date>2025-02-08T20:22:56.66</dc:date>
    <meta:document-statistic meta:table-count="0" meta:image-count="0" meta:object-count="0" meta:page-count="1" meta:paragraph-count="25" meta:word-count="318" meta:character-count="1939"/>
    <dc:creator>sullivan beauchet</dc:creator>
    <meta:user-defined meta:name="Info 1"/>
    <meta:user-defined meta:name="Info 2"/>
    <meta:user-defined meta:name="Info 3"/>
    <meta:user-defined meta:name="Info 4"/>
  </office:meta>
</office:document-meta>
</file>